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text-underline-style="none" officeooo:rsid="001448b7" officeooo:paragraph-rsid="001448b7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officeooo:rsid="0014b0f3" officeooo:paragraph-rsid="0014b0f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officeooo:rsid="0014b0f3" officeooo:paragraph-rsid="001697d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officeooo:rsid="0014b0f3" officeooo:paragraph-rsid="001aa3ea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4b0f3" officeooo:paragraph-rsid="0014b0f3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448b7" officeooo:paragraph-rsid="001448b7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48b7" officeooo:paragraph-rsid="001448b7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448b7" officeooo:paragraph-rsid="001448b7" style:font-size-asian="20pt" style:font-size-complex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97d9" style:font-weight-asian="normal" style:font-weight-complex="normal"/>
    </style:style>
    <style:style style:name="T3" style:family="text">
      <style:text-properties fo:font-weight="normal" officeooo:rsid="001762f8" style:font-weight-asian="normal" style:font-weight-complex="normal"/>
    </style:style>
    <style:style style:name="T4" style:family="text">
      <style:text-properties fo:font-weight="normal" officeooo:rsid="001aa3ea" style:font-weight-asian="normal" style:font-weight-complex="normal"/>
    </style:style>
    <style:style style:name="T5" style:family="text">
      <style:text-properties fo:font-weight="normal" officeooo:rsid="001c6dca" style:font-weight-asian="normal" style:font-weight-complex="normal"/>
    </style:style>
    <style:style style:name="T6" style:family="text">
      <style:text-properties officeooo:rsid="001697d9"/>
    </style:style>
    <style:style style:name="T7" style:family="text">
      <style:text-properties fo:font-size="15pt" fo:font-weight="normal" officeooo:rsid="001448b7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1762f8" style:font-size-asian="15pt" style:font-weight-asian="normal" style:font-size-complex="15pt" style:font-weight-complex="normal"/>
    </style:style>
    <style:style style:name="T9" style:family="text">
      <style:text-properties officeooo:rsid="001aa3ea"/>
    </style:style>
    <style:style style:name="T10" style:family="text">
      <style:text-properties officeooo:rsid="001c6d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Récapitulatif de la demande</text:p>
      <text:p text:style-name="P6"/>
      <text:p text:style-name="P6"/>
      <text:p text:style-name="P7"/>
      <text:p text:style-name="P5">Le client <text:span text:style-name="T10">à</text:span> besoin d’un site vitrine, qui doit pouvoir s’adapter aux smartphones <text:span text:style-name="T9">et tablettes</text:span>.</text:p>
      <text:p text:style-name="P2"><text:span text:style-name="T1">Le site doit contenir une page « qui sommes-nous? », avec un formulaire de contact, une vidéo de présentation de l’atelier et de la fabrication d’un faire-part.</text:span></text:p>
      <text:p text:style-name="P2"><text:span text:style-name="T1"/></text:p>
      <text:p text:style-name="P3"><text:span text:style-name="T1">Le catalogue des produit doit contenir </text:span><text:span text:style-name="T2">un menu « </text:span><text:span text:style-name="T5">catégories</text:span><text:span text:style-name="T2"> » avec comme sous menu :</text:span></text:p>
      <text:p text:style-name="P3"><text:span text:style-name="T2">- Faire-part :</text:span></text:p>
      <text:p text:style-name="P3"><text:span text:style-name="T2"><text:tab/>- </text:span><text:span text:style-name="T4">(</text:span><text:span text:style-name="T2">ici toutes les collections</text:span><text:span text:style-name="T4">)</text:span><text:span text:style-name="T2">.</text:span></text:p>
      <text:p text:style-name="P3"><text:span text:style-name="T2">- Papeterie :</text:span></text:p>
      <text:p text:style-name="P3"><text:span text:style-name="T2"><text:tab/>- Marque place.</text:span></text:p>
      <text:p text:style-name="P3"><text:span text:style-name="T2"><text:tab/>- Menu.</text:span></text:p>
      <text:p text:style-name="P3"><text:span text:style-name="T2"><text:tab/>- Plan de table.</text:span></text:p>
      <text:p text:style-name="P3"><text:span text:style-name="T2"><text:tab/>- Remerciements.</text:span></text:p>
      <text:p text:style-name="P3"><text:span text:style-name="T2">- Goodies :</text:span></text:p>
      <text:p text:style-name="P4"><text:span text:style-name="T2"><text:tab/>- Ecolocup. </text:span><text:span text:style-name="T4">(gobelet)</text:span></text:p>
      <text:p text:style-name="P3"><text:span text:style-name="T2"><text:tab/>- Boîtes à dragées.</text:span></text:p>
      <text:p text:style-name="P3"><text:span text:style-name="T2"/></text:p>
      <text:p text:style-name="P3"><text:span text:style-name="T8">Le catalogue doit également contenir les tarifs </text:span><text:span text:style-name="T7">(de 3.50€/pièce à 6.50€/pièce)</text:span><text:span text:style-name="T1">,</text:span><text:span text:style-name="T3"> une fois que l’utilisateur a choisi le modèle de faire-part il aura un aperçu des goodies correspondant.</text:span></text:p>
      <text:p text:style-name="P1">Le nom du site reste<text:span text:style-name="T9">ra </text:span>« Pop-Love ».</text:p>
      <text:p text:style-name="P1">L<text:span text:style-name="T6">a m</text:span>ise en avant du fait que ce soit fabriqué en Franc<text:span text:style-name="T9">e , la qualité du papier (venant d’Italie) et</text:span> que ce soit artisanal (ex : coller a la main).</text:p>
      <text:p text:style-name="P1"/>
      <text:p text:style-name="P1">L<text:span text:style-name="T6">e client veut que l’utilisateur du site ait la possibilité de faire une demande de devis gratuit en ligne (modèle choisi , combien , produit supplémentaire, personnalisation).</text:span></text:p>
      <text:p text:style-name="P1"><text:span text:style-name="T9">Il a également exprimé le besoin de respecter la charte graphique fournis (police d’écriture, thème, couleur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0:06:13.974922749</meta:creation-date>
    <dc:date>2018-07-23T12:15:59.713556623</dc:date>
    <meta:editing-duration>PT3M26S</meta:editing-duration>
    <meta:editing-cycles>1</meta:editing-cycles>
    <meta:document-statistic meta:table-count="0" meta:image-count="0" meta:object-count="0" meta:page-count="1" meta:paragraph-count="19" meta:word-count="203" meta:character-count="1188" meta:non-whitespace-character-count="997"/>
    <meta:generator>LibreOffice/6.0.3.2$Linux_X86_64 LibreOffice_project/00m0$Build-2</meta:generator>
  </office:meta>
</office:document-meta>
</file>